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5cm" svg:height="0.5cm" svg:x="10cm" svg:y="6cm">
          <text:p text:style-name="P1"><text:span text:style-name="T1">Tag</text:span></text:p>
        </draw:rect>
        <draw:rect draw:style-name="gr1" draw:text-style-name="P2" draw:layer="layout" svg:width="2.25cm" svg:height="0.5cm" svg:x="12.25cm" svg:y="5.5cm">
          <text:p text:style-name="P1"><text:span text:style-name="T1">size</text:span></text:p>
        </draw:rect>
        <draw:rect draw:style-name="gr1" draw:text-style-name="P2" draw:layer="layout" svg:width="4.5cm" svg:height="3.5cm" svg:x="10cm" svg:y="6.5cm">
          <text:p text:style-name="P1"><text:span text:style-name="T1">fields</text:span></text:p>
        </draw:rect>
        <draw:connector draw:style-name="gr2" draw:text-style-name="P3" draw:layer="layout" draw:type="lines" svg:x1="7.501cm" svg:y1="6.747cm" svg:x2="10cm" svg:y2="6.75cm" draw:end-shape="id1" draw:end-glue-point="3" svg:d="m7501 6747v0l1998 3h501">
          <text:p/>
        </draw:connector>
        <draw:rect draw:style-name="gr1" draw:text-style-name="P2" draw:layer="layout" svg:width="1.128cm" svg:height="0.5cm" svg:x="10cm" svg:y="5.5cm">
          <text:p text:style-name="P1"><text:span text:style-name="T1">heap</text:span></text:p>
        </draw:rect>
        <draw:connector draw:style-name="gr2" draw:text-style-name="P3" draw:layer="layout" draw:type="lines" svg:x1="13.25cm" svg:y1="6.248cm" svg:x2="15.632cm" svg:y2="6.23cm" svg:d="m13250 6248v0l2382-18v0">
          <text:p/>
        </draw:connector>
        <draw:rect draw:style-name="gr1" draw:text-style-name="P2" draw:layer="layout" svg:width="1.122cm" svg:height="0.5cm" svg:x="11.128cm" svg:y="5.5cm">
          <text:p text:style-name="P1"><text:span text:style-name="T1">0</text:span></text:p>
        </draw:rect>
        <draw:rect draw:style-name="gr3" draw:text-style-name="P2" xml:id="id1" draw:id="id1" draw:layer="layout" svg:width="4.5cm" svg:height="0.5cm" svg:x="10cm" svg:y="6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4-15T15:51:58.31</dc:date>
    <meta:printed-by>Urs Graf</meta:printed-by>
    <meta:print-date>2010-04-12T09:03:01</meta:print-date>
    <meta:editing-cycles>11</meta:editing-cycles>
    <meta:editing-duration>PT5H20M10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